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81aca6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376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d4ea6b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3465a4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fill="solid" draw:fill-color="#d4ea6b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d4ea6b" draw:textarea-horizontal-align="justify" draw:textarea-vertical-align="middle" draw:auto-grow-height="false" fo:min-height="0.75cm" fo:min-width="1.976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ff972f" draw:textarea-horizontal-align="justify" draw:textarea-vertical-align="middle" draw:auto-grow-height="false" fo:min-height="0.5cm" fo:min-width="1.3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77bc65" draw:textarea-horizontal-align="justify" draw:textarea-vertical-align="middle" draw:auto-grow-height="false" fo:min-height="0.5cm" fo:min-width="1.4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77bc65" draw:textarea-horizontal-align="justify" draw:textarea-vertical-align="middle" draw:auto-grow-height="false" fo:min-height="0.5cm" fo:min-width="1.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bf0041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fill="solid" draw:fill-color="#d4ea6b" draw:textarea-horizontal-align="justify" draw:textarea-vertical-align="middle" draw:auto-grow-height="false" fo:min-height="0.5cm" fo:min-width="1.626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d4ea6b" draw:textarea-horizontal-align="justify" draw:textarea-vertical-align="middle" draw:auto-grow-height="false" fo:min-height="0.25cm" fo:min-width="1.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81aca6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972f" draw:textarea-horizontal-align="justify" draw:textarea-vertical-align="middle" draw:auto-grow-height="false" fo:min-height="0.376cm" fo:min-width="1.876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d4ea6b" draw:textarea-horizontal-align="justify" draw:textarea-vertical-align="middle" draw:auto-grow-height="false" fo:min-height="0.376cm" fo:min-width="1.876cm" style:writing-mode="lr-tb" loext:decorative="false"/>
      <style:paragraph-properties style:writing-mode="lr-tb"/>
    </style:style>
    <style:style style:name="gr19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5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81aca6" draw:textarea-horizontal-align="justify" draw:textarea-vertical-align="middle" draw:auto-grow-height="false" fo:min-height="0.376cm" fo:min-width="1cm" style:writing-mode="lr-tb" loext:decorative="false"/>
      <style:paragraph-properties style:writing-mode="lr-tb"/>
    </style:style>
    <style:style style:name="gr21" style:family="graphic" style:parent-style-name="standard">
      <style:graphic-properties draw:fill="solid" draw:fill-color="#77bc65" draw:textarea-horizontal-align="justify" draw:textarea-vertical-align="middle" draw:auto-grow-height="false" fo:min-height="0.376cm" fo:min-width="1.2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126cm" fo:min-width="0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214cm" fo:min-width="1.584cm" fo:wrap-option="wrap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214cm" fo:min-width="0.658cm" fo:wrap-option="wrap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214cm" fo:min-width="0.936cm" fo:wrap-option="wrap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908cm" fo:min-width="2.278cm" fo:wrap-option="wrap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372cm" fo:min-width="2.51cm" fo:wrap-option="wrap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2a6099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81aca6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7bc65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972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xml:id="id1" draw:id="id1" draw:layer="layout" svg:width="4.5cm" svg:height="2cm" svg:x="13.25cm" svg:y="10cm">
          <text:p text:style-name="P1"><text:span text:style-name="T1">użytkowni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" draw:id="id2" draw:layer="layout" svg:width="3.5cm" svg:height="1cm" svg:x="14.8cm" svg:y="8.25cm">
          <text:p text:style-name="P1"><text:span text:style-name="T1">mama/ojciec/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124cm" svg:x1="15.5cm" svg:y1="10cm" svg:x2="16.55cm" svg:y2="9.25cm" draw:start-shape="id1" draw:start-glue-point="0" draw:end-shape="id2" draw:end-glue-point="6" svg:d="M15500 10000v-250h1050v-500" svg:viewBox="0 0 1051 751">
          <text:p/>
        </draw:connector>
        <draw:custom-shape draw:style-name="gr4" draw:text-style-name="P5" xml:id="id3" draw:id="id3" draw:layer="layout" svg:width="3.5cm" svg:height="1cm" svg:x="19.3cm" svg:y="10.25cm">
          <text:p text:style-name="P1"><text:span text:style-name="T1">siost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2.302cm -2.002cm" svg:x1="21.05cm" svg:y1="10.25cm" svg:x2="16.55cm" svg:y2="9.25cm" draw:start-shape="id3" draw:start-glue-point="4" draw:end-shape="id2" draw:end-glue-point="6" svg:d="M21050 10250v-501h-50v1h-4450v-500" svg:viewBox="0 0 4501 1001">
          <text:p/>
        </draw:connector>
        <draw:custom-shape draw:style-name="gr5" draw:text-style-name="P5" xml:id="id4" draw:id="id4" draw:layer="layout" svg:width="3.75cm" svg:height="1cm" svg:x="13cm" svg:y="2.5cm">
          <text:p text:style-name="P1"><text:span text:style-name="T1">babcia/dziad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-1.626cm" svg:x1="16.55cm" svg:y1="8.25cm" svg:x2="14.875cm" svg:y2="3.5cm" draw:start-shape="id2" draw:start-glue-point="4" draw:end-shape="id4" draw:end-glue-point="6" svg:d="M16550 8250v-4000h-1675v-750" svg:viewBox="0 0 1676 4751">
          <text:p/>
        </draw:connector>
        <draw:custom-shape draw:style-name="gr6" draw:text-style-name="P6" xml:id="id5" draw:id="id5" draw:layer="layout" svg:width="3.5cm" svg:height="1cm" svg:x="11.1cm" svg:y="5cm">
          <text:p text:style-name="P1"><text:span text:style-name="T1">ciotka/wuj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2.85cm" svg:y1="5cm" svg:x2="14.875cm" svg:y2="3.5cm" draw:start-shape="id5" draw:start-glue-point="4" draw:end-shape="id4" draw:end-glue-point="6" svg:d="M12850 5000v-749h2025v-751" svg:viewBox="0 0 2026 1501">
          <text:p/>
        </draw:connector>
        <draw:custom-shape draw:style-name="gr8" draw:text-style-name="P6" xml:id="id6" draw:id="id6" draw:layer="layout" svg:width="5cm" svg:height="2cm" svg:x="18.5cm" svg:y="12.25cm">
          <text:p text:style-name="P1"><text:span text:style-name="T1">siostrzenica/bratanic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1cm" svg:y1="12.25cm" svg:x2="21.05cm" svg:y2="11.25cm" draw:start-shape="id6" draw:start-glue-point="4" draw:end-shape="id3" draw:end-glue-point="6" svg:d="M21000 12250v-499h50v-501" svg:viewBox="0 0 51 1001">
          <text:p/>
        </draw:connector>
        <draw:custom-shape draw:style-name="gr4" draw:text-style-name="P5" xml:id="id7" draw:id="id7" draw:layer="layout" svg:width="3.5cm" svg:height="1cm" svg:x="20cm" svg:y="5cm">
          <text:p text:style-name="P1"><text:span text:style-name="T1">br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0.401cm" svg:x1="21.75cm" svg:y1="5cm" svg:x2="16.55cm" svg:y2="9.25cm" draw:start-shape="id7" draw:start-glue-point="4" draw:end-shape="id2" draw:end-glue-point="6" svg:d="M21750 5000v-501h-3000v5253h-2200v-502" svg:viewBox="0 0 5201 5254">
          <text:p/>
        </draw:connector>
        <draw:custom-shape draw:style-name="gr9" draw:text-style-name="P6" xml:id="id8" draw:id="id8" draw:layer="layout" svg:width="4.95cm" svg:height="2cm" svg:x="19.25cm" svg:y="6.5cm">
          <text:p text:style-name="P1"><text:span text:style-name="T1">siostrzeniec/bratan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1.725cm" svg:y1="6.5cm" svg:x2="21.75cm" svg:y2="6cm" draw:start-shape="id8" draw:start-glue-point="4" draw:end-shape="id7" draw:end-glue-point="6" svg:d="M21725 6500v-249h25v-251" svg:viewBox="0 0 26 501">
          <text:p/>
        </draw:connector>
        <draw:custom-shape draw:style-name="gr10" draw:text-style-name="P7" xml:id="id9" draw:id="id9" draw:layer="layout" svg:width="3.7cm" svg:height="1.5cm" svg:x="11.05cm" svg:y="6.75cm">
          <text:p text:style-name="P1"><text:span text:style-name="T1">kuzyn/kuzyn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2.85cm" svg:y1="6cm" svg:x2="12.9cm" svg:y2="6.75cm" draw:start-shape="id5" draw:start-glue-point="6" draw:end-shape="id9" draw:end-glue-point="4" svg:d="M12850 6000v376h50v374" svg:viewBox="0 0 51 751">
          <text:p/>
        </draw:connector>
        <draw:custom-shape draw:style-name="gr11" draw:text-style-name="P5" xml:id="id16" draw:id="id16" draw:layer="layout" svg:width="3.8cm" svg:height="1.5cm" svg:x="13.7cm" svg:y="15.75cm">
          <text:p text:style-name="P1"><text:span text:style-name="T1">wnuczka/wnu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5" xml:id="id10" draw:id="id10" draw:layer="layout" svg:width="4cm" svg:height="1.5cm" svg:x="1.5cm" svg:y="4.25cm">
          <text:p text:style-name="P1"><text:span text:style-name="T1">ojczym/macoch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4.8cm" svg:y1="8.75cm" svg:x2="5.5cm" svg:y2="5cm" draw:start-shape="id2" draw:end-shape="id10" svg:d="M14800 8750h-4650v-3750h-4650" svg:viewBox="0 0 9301 3751">
          <text:p/>
        </draw:connector>
        <draw:custom-shape draw:style-name="gr14" draw:text-style-name="P6" xml:id="id11" draw:id="id11" draw:layer="layout" svg:width="4.25cm" svg:height="1.5cm" svg:x="1.5cm" svg:y="6.5cm">
          <text:p text:style-name="P1"><text:span text:style-name="T1">pasierb/pasierbic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3.625cm" svg:y1="6.5cm" svg:x2="3.5cm" svg:y2="5.75cm" draw:start-shape="id11" draw:start-glue-point="4" draw:end-shape="id10" draw:end-glue-point="6" svg:d="M3625 6500v-374h-125v-376" svg:viewBox="0 0 126 751">
          <text:p/>
        </draw:connector>
        <draw:custom-shape draw:style-name="gr15" draw:text-style-name="P6" xml:id="id12" draw:id="id12" draw:layer="layout" svg:width="4cm" svg:height="1cm" svg:x="23.25cm" svg:y="10.25cm">
          <text:p text:style-name="P1"><text:span text:style-name="T1">szwagi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22.8cm" svg:y1="10.75cm" svg:x2="23.25cm" svg:y2="10.75cm" draw:start-shape="id3" draw:start-glue-point="7" draw:end-shape="id12" draw:end-glue-point="5" svg:d="M22800 10750h450" svg:viewBox="0 0 451 1">
          <text:p/>
        </draw:connector>
        <draw:custom-shape draw:style-name="gr16" draw:text-style-name="P3" xml:id="id13" draw:id="id13" draw:layer="layout" svg:width="3cm" svg:height="1cm" svg:x="8.25cm" svg:y="10.5cm">
          <text:p text:style-name="P1"><text:span text:style-name="T1">mąż/żon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3.25cm" svg:y1="11cm" svg:x2="11.25cm" svg:y2="11cm" draw:start-shape="id1" draw:start-glue-point="5" draw:end-shape="id13" draw:end-glue-point="7" svg:d="M13250 11000h-2000" svg:viewBox="0 0 2001 1">
          <text:p/>
        </draw:connector>
        <draw:custom-shape draw:style-name="gr17" draw:text-style-name="P7" xml:id="id23" draw:id="id23" draw:layer="layout" svg:width="4.75cm" svg:height="1.25cm" svg:x="2.5cm" svg:y="10.5cm">
          <text:p text:style-name="P1"><text:span text:style-name="T1">szwagierka/szwagi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xml:id="id14" draw:id="id14" draw:layer="layout" svg:width="4.75cm" svg:height="1.25cm" svg:x="24cm" svg:y="5cm">
          <text:p text:style-name="P1"><text:span text:style-name="T1">szwagier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24cm" svg:y1="5.625cm" svg:x2="23.5cm" svg:y2="5.5cm" draw:start-shape="id14" draw:start-glue-point="5" draw:end-shape="id7" draw:end-glue-point="7" svg:d="M24000 5625h-249v-125h-251" svg:viewBox="0 0 501 126">
          <text:p/>
        </draw:connector>
        <draw:custom-shape draw:style-name="gr19" draw:text-style-name="P5" xml:id="id15" draw:id="id15" draw:layer="layout" svg:width="4cm" svg:height="1cm" svg:x="5.25cm" svg:y="8.25cm">
          <text:p text:style-name="P1"><text:span text:style-name="T1">teść/teściow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124cm" svg:x1="9.75cm" svg:y1="10.5cm" svg:x2="7.25cm" svg:y2="9.25cm" draw:start-shape="id13" draw:start-glue-point="4" draw:end-shape="id15" draw:end-glue-point="6" svg:d="M9750 10500v-500h-2500v-750" svg:viewBox="0 0 2501 1251">
          <text:p/>
        </draw:connector>
        <draw:custom-shape draw:style-name="gr20" draw:text-style-name="P3" xml:id="id17" draw:id="id17" draw:layer="layout" svg:width="3cm" svg:height="1.25cm" svg:x="14cm" svg:y="13.25cm">
          <text:p text:style-name="P1"><text:span text:style-name="T1">syn/cór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5.6cm" svg:y1="15.75cm" svg:x2="15.5cm" svg:y2="14.5cm" draw:start-shape="id16" draw:start-glue-point="4" draw:end-shape="id17" draw:end-glue-point="6" svg:d="M15600 15750v-624h-100v-626" svg:viewBox="0 0 101 1251">
          <text:p/>
        </draw:connector>
        <draw:connector draw:style-name="gr3" draw:text-style-name="P4" draw:layer="layout" svg:x1="15.5cm" svg:y1="12cm" svg:x2="15.5cm" svg:y2="13.25cm" draw:start-shape="id1" draw:start-glue-point="6" draw:end-shape="id17" draw:end-glue-point="4" svg:d="M15500 12000v1250" svg:viewBox="0 0 1 1251">
          <text:p/>
        </draw:connector>
        <draw:custom-shape draw:style-name="gr21" draw:text-style-name="P5" xml:id="id18" draw:id="id18" draw:layer="layout" svg:width="3.5cm" svg:height="1.25cm" svg:x="9.75cm" svg:y="13.25cm">
          <text:p text:style-name="P1"><text:span text:style-name="T1">synowa/zięć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svg:x1="14cm" svg:y1="13.875cm" svg:x2="13.25cm" svg:y2="13.875cm" draw:start-shape="id17" draw:start-glue-point="5" draw:end-shape="id18" draw:end-glue-point="7" svg:d="M14000 13875h-750" svg:viewBox="0 0 751 1">
          <text:p/>
        </draw:connector>
        <draw:custom-shape draw:style-name="gr22" draw:text-style-name="P4" xml:id="id19" draw:id="id19" draw:layer="layout" svg:width="0.75cm" svg:height="0.75cm" svg:x="2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21" draw:id="id21" draw:layer="layout" svg:width="0.75cm" svg:height="0.75cm" svg:x="23.25cm" svg:y="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20" draw:id="id20" draw:layer="layout" svg:width="0.75cm" svg:height="0.75cm" svg:x="25cm" svg:y="1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4" xml:id="id22" draw:id="id22" draw:layer="layout" svg:width="0.75cm" svg:height="0.75cm" svg:x="25cm" svg:y="18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5.375cm" svg:y1="17cm" svg:x2="25.375cm" svg:y2="16.25cm" draw:start-shape="id19" draw:end-shape="id20" draw:end-glue-point="6" svg:d="M25375 17000v-750" svg:viewBox="0 0 1 751">
          <text:p/>
        </draw:connector>
        <draw:connector draw:style-name="gr13" draw:text-style-name="P4" draw:layer="layout" svg:x1="24cm" svg:y1="17.375cm" svg:x2="25cm" svg:y2="17.375cm" draw:start-shape="id21" draw:start-glue-point="7" draw:end-shape="id19" draw:end-glue-point="5" svg:d="M24000 17375h1000" svg:viewBox="0 0 1001 1">
          <text:p/>
        </draw:connector>
        <draw:connector draw:style-name="gr3" draw:text-style-name="P4" draw:layer="layout" svg:x1="25.375cm" svg:y1="18.5cm" svg:x2="25.375cm" svg:y2="17.75cm" draw:start-shape="id22" draw:end-shape="id19" draw:end-glue-point="6" svg:d="M25375 18500v-750" svg:viewBox="0 0 1 751">
          <text:p/>
        </draw:connector>
        <draw:custom-shape draw:style-name="gr23" draw:text-style-name="P8" draw:layer="layout" svg:width="2.25cm" svg:height="0.5cm" svg:x="22cm" svg:y="16.25cm">
          <text:p text:style-name="P4"><text:span text:style-name="T2">małżonek</text:span></text:p>
          <draw:enhanced-geometry svg:viewBox="0 0 21600 21600" draw:text-areas="800 800 20800 20800" draw:mirror-horizontal="true" draw:type="round-rectangular-callout" draw:modifiers="5325.6330519769 31128.14371257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4" draw:text-style-name="P8" draw:layer="layout" svg:width="1.25cm" svg:height="0.5cm" svg:x="26cm" svg:y="15.25cm">
          <text:p text:style-name="P4"><text:span text:style-name="T2">rodzic</text:span></text:p>
          <draw:enhanced-geometry svg:viewBox="0 0 21600 21600" draw:text-areas="800 800 20800 20800" draw:mirror-horizontal="false" draw:type="round-rectangular-callout" draw:modifiers="-3884.89208633094 35137.7245508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5" draw:text-style-name="P8" draw:layer="layout" svg:width="1.55cm" svg:height="0.5cm" svg:x="26.2cm" svg:y="18cm">
          <text:p text:style-name="P4"><text:span text:style-name="T2">dziecko</text:span></text:p>
          <draw:enhanced-geometry svg:viewBox="0 0 21600 21600" draw:text-areas="800 800 20800 20800" draw:mirror-horizontal="false" draw:type="round-rectangular-callout" draw:modifiers="-4052.61121856867 31817.96407185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26" draw:text-style-name="P8" draw:layer="layout" svg:width="3cm" svg:height="1.25cm" svg:x="4.75cm" svg:y="3cm">
          <text:p text:style-name="P4"><text:span text:style-name="T2">Mąż/żona matki/ojca z poprzedniego małżeństwa</text:span></text:p>
          <draw:enhanced-geometry svg:viewBox="0 0 21600 21600" draw:text-areas="800 800 20800 20800" draw:mirror-horizontal="true" draw:type="round-rectangular-callout" draw:modifiers="25177.2075974675 22894.9640287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onnector draw:style-name="gr3" draw:text-style-name="P4" draw:layer="layout" draw:line-skew="0.124cm" svg:x1="7.25cm" svg:y1="9.25cm" svg:x2="4.875cm" svg:y2="10.5cm" draw:start-shape="id15" draw:start-glue-point="6" draw:end-shape="id23" draw:end-glue-point="4" svg:d="M7250 9250v750h-2375v500" svg:viewBox="0 0 2376 1251">
          <text:p/>
        </draw:connector>
        <draw:custom-shape draw:style-name="gr27" draw:text-style-name="P8" draw:layer="layout" svg:width="3.25cm" svg:height="1.75cm" svg:x="24.75cm" svg:y="7.25cm">
          <text:p text:style-name="P4"><text:span text:style-name="T2">Szwagier/szwagierka oznacza dwa typy pokrewieństwa dlatego znajduje się w dwóch miejscach na diagramie </text:span></text:p>
          <draw:enhanced-geometry svg:viewBox="0 0 21600 21600" draw:text-areas="800 800 20800 20800" draw:mirror-horizontal="true" draw:type="round-rectangular-callout" draw:modifiers="18616.7948323593 11657.3386636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2T17:19:51.252132000</meta:creation-date>
    <dc:date>2026-01-12T20:28:59.891880400</dc:date>
    <meta:editing-duration>PT9M7S</meta:editing-duration>
    <meta:editing-cycles>3</meta:editing-cycles>
    <meta:generator>LibreOffice/25.8.3.2$Windows_X86_64 LibreOffice_project/8ca8d55c161d602844f5428fa4b58097424e324e</meta:generator>
    <meta:document-statistic meta:object-count="49"/>
  </office:meta>
</office:document-meta>
</file>